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Belle Coh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8, 1893</text:p>
      <text:p text:style-name="P5">Month<text:tab/><text:tab/><text:tab/><text:tab/><text:tab/><text:tab/>Februar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6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The Jewish Maternity Association./</text:p>
      <text:p text:style-name="P2">Secretary's Office, 730 Arch St./</text:p>
      <text:p text:style-name="P3">Philadelphia, February 8th 1893/</text:p>
      <text:p text:style-name="P2">Rev. Dr. S. Morais/</text:p>
      <text:p text:style-name="P2"><text:tab/>Esteemed Sir/</text:p>
      <text:p text:style-name="P2"><text:tab/><text:tab/>At the request of the/ Executive Committee in charge of the/ Jewish Maternity Home 534 Spruce St, I/ extend to you and Miss Morais the/ compliments of the Committee and their/ desire that you will kindly accept the/ sponsorship of an infant Israelite, who/ will receive the religious rite of the B'rith/ on Wednesday morning February 15th, at/ 10 o'clock A. M. at the Home, and trust/ it will be convenient for you and Miss Morais/ to grace the occasion with your presence./ <text:s/>Very Sincerely/ S. Belle Cohn/ Sec'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5:27:06.80</meta:creation-date>
    <dc:date>2012-03-20T13:18:28.30</dc:date>
    <dc:creator>Penn Libraries</dc:creator>
    <meta:editing-duration>PT00H04M5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83" meta:character-count="1963"/>
  </office:meta>
</office:document-meta>
</file>